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/>
    </style:style>
    <style:style style:name="P6" style:family="paragraph" style:parent-style-name="Standard">
      <style:paragraph-properties style:line-height-at-least="0.503cm"/>
      <style:text-properties fo:color="#d4d4d4" style:font-name="Times New Roman" fo:font-size="10.5pt" fo:font-weight="normal" fo:background-color="#1e1e1e" style:font-size-asian="10.5pt" style:font-size-complex="10.5pt"/>
    </style:style>
    <style:style style:name="P7" style:family="paragraph" style:parent-style-name="Standard">
      <style:paragraph-properties style:line-height-at-least="0.503cm"/>
      <style:text-properties fo:color="#d4d4d4" style:font-name="Times New Roman" fo:font-size="14pt" fo:font-weight="normal" fo:background-color="#000000" style:font-size-asian="14pt" style:font-size-complex="14pt"/>
    </style:style>
    <style:style style:name="P8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000000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Consolas1" fo:font-size="10.5pt" fo:font-weight="normal" fo:background-color="#000000" style:font-size-asian="10.5pt" style:font-size-complex="10.5pt"/>
    </style:style>
    <style:style style:name="P10" style:family="paragraph" style:parent-style-name="Standard">
      <style:paragraph-properties style:line-height-at-least="0.503cm"/>
      <style:text-properties fo:color="#000000" style:font-name="Times New Roman" fo:font-size="12pt" fo:font-weight="normal" fo:background-color="#ffffff" style:font-size-asian="12pt" style:font-size-complex="12pt"/>
    </style:style>
    <style:style style:name="P11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d4d4d4" style:font-name="Consolas" fo:font-size="10.5pt" fo:font-weight="normal" fo:background-color="#1e1e1e" style:font-size-asian="14pt" style:font-size-complex="14pt"/>
    </style:style>
    <style:style style:name="P13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d4d4d4" style:font-name="Consolas" fo:font-size="10.5pt" fo:font-weight="normal" fo:background-color="#1e1e1e" style:font-size-asian="10.5pt" style:font-size-complex="10.5pt"/>
    </style:style>
    <style:style style:name="P14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15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16" style:family="paragraph" style:parent-style-name="Standard">
      <style:paragraph-properties style:line-height-at-least="0.503cm" fo:background-color="#ffffff">
        <style:tab-stops>
          <style:tab-stop style:position="14.102cm"/>
        </style:tab-stops>
        <style:background-image/>
      </style:paragraph-properties>
      <style:text-properties fo:color="#000000" style:font-name="Consolas" fo:font-size="10.5pt" fo:font-weight="normal" fo:background-color="#ffffff"/>
    </style:style>
    <style:style style:name="T1" style:family="text">
      <style:text-properties fo:color="#9cdcfe"/>
    </style:style>
    <style:style style:name="T2" style:family="text">
      <style:text-properties fo:color="#d4d4d4"/>
    </style:style>
    <style:style style:name="T3" style:family="text">
      <style:text-properties fo:color="#dcdcaa"/>
    </style:style>
    <style:style style:name="T4" style:family="text">
      <style:text-properties fo:color="#569cd6"/>
    </style:style>
    <style:style style:name="T5" style:family="text">
      <style:text-properties style:text-underline-style="none" style:font-size-asian="14pt" style:font-weight-asian="normal" style:font-size-complex="14pt" style:font-weight-complex="normal"/>
    </style:style>
    <style:style style:name="T6" style:family="text">
      <style:text-properties style:text-underline-style="none" style:font-weight-asian="normal" style:font-weight-complex="normal"/>
    </style:style>
    <style:style style:name="T7" style:family="text">
      <style:text-properties fo:color="#ce9178"/>
    </style:style>
    <style:style style:name="T8" style:family="text">
      <style:text-properties fo:color="#b5cea8"/>
    </style:style>
    <style:style style:name="T9" style:family="text">
      <style:text-properties fo:color="#4ec9b0"/>
    </style:style>
    <style:style style:name="T10" style:family="text">
      <style:text-properties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FINAL 1º EVALUACIÓN</text:p>
      <text:p text:style-name="P2"/>
      <text:p text:style-name="P3">EXPLICACIÓN CONSULTAS:</text:p>
      <text:p text:style-name="P3"/>
      <text:p text:style-name="P5"><text:span text:style-name="T5">1.- </text:span></text:p>
      <text:p text:style-name="P9"><text:span text:style-name="T1">db</text:span><text:span text:style-name="T2">.</text:span><text:span text:style-name="T1">bicicletas</text:span><text:span text:style-name="T2">.</text:span><text:span text:style-name="T3">find</text:span><text:span text:style-name="T2">( { </text:span><text:span text:style-name="T1">electrica:</text:span><text:span text:style-name="T2"> { </text:span><text:span text:style-name="T1">$not:</text:span><text:span text:style-name="T2"> { </text:span><text:span text:style-name="T1">$eq:</text:span><text:span text:style-name="T2"> </text:span><text:span text:style-name="T4">true</text:span><text:span text:style-name="T2"> } } } )</text:span></text:p>
      <text:p text:style-name="P8"><text:span text:style-name="T1">db</text:span>.<text:span text:style-name="T1">bicicletas</text:span>.<text:span text:style-name="T3">find</text:span>( { <text:span text:style-name="T1">electrica:</text:span> { <text:span text:style-name="T1">$ne:</text:span> <text:span text:style-name="T4">true</text:span> } } )</text:p>
      <text:p text:style-name="P7"/>
      <text:p text:style-name="P14"><text:s/>Esta consulta trata de encontrar las bicicletas que no son electrica. Y con estas dos te da el mismo resultado. $not significa no cumplir, $eq significa que es igual y juntando los dos estamos seleccionando las bicicletas que no sean electricas.</text:p>
      <text:p text:style-name="P14">Y con $ne que significa que no es igual nos da el mismo resultado que juntando $not+$eq</text:p>
      <text:p text:style-name="P14"/>
      <text:p text:style-name="P14">2.-</text:p>
      <text:p text:style-name="P12"><text:span text:style-name="T1">db</text:span>.<text:span text:style-name="T1">bicicletas</text:span>.<text:span text:style-name="T3">find</text:span>( { <text:span text:style-name="T1">$and:</text:span> [ { <text:span text:style-name="T7">"cuadro.carbono"</text:span><text:span text:style-name="T1">:</text:span> <text:span text:style-name="T7">"Addict Gravel Disc HMX"</text:span> }, { <text:span text:style-name="T7">"cuadro.medida"</text:span><text:span text:style-name="T1">:</text:span> <text:span text:style-name="T7">"XS-49"</text:span> } ] } )</text:p>
      <text:p text:style-name="P14"/>
      <text:p text:style-name="P14">Esta consulta trata de encontrar las bicicletas que el cuadro de carbono sea del tipo Addict Gravel Disc HMX y que la medida del cuadro sea XS-49. Para esto he utilizado el $and (y) concretamos dentro de un subdocumento, en concreto en el subdocumento de carbono y el subdocumento medida.</text:p>
      <text:p text:style-name="P14"/>
      <text:p text:style-name="P14">3.-</text:p>
      <text:p text:style-name="P13"><text:span text:style-name="T1">db</text:span>.<text:span text:style-name="T1">bicicletas</text:span>.<text:span text:style-name="T3">find</text:span>( { <text:span text:style-name="T1">$and:</text:span> [ { <text:span text:style-name="T1">preciobicicleta:</text:span> { <text:span text:style-name="T1">$lt:</text:span> <text:span text:style-name="T8">8000</text:span> } }, { <text:span text:style-name="T1">electrica:</text:span><text:span text:style-name="T4">true</text:span> } ] } )</text:p>
      <text:p text:style-name="P14"/>
      <text:p text:style-name="P16">Esta consulta trata de encontrar las bicicletas que cumpla que cueste menos de 8000€ y sea electrica.</text:p>
      <text:p text:style-name="P16">Aqui vuelvo a utilizar el $and(y) y lo utilizo para que el resultado cumpla todo lo que nosotros escribamos. $lt que significa menor y sirve para seleccionar las bicicletas que valgan menos de 8000€.</text:p>
      <text:p text:style-name="P16"/>
      <text:p text:style-name="P16">4.-</text:p>
      <text:p text:style-name="P6"><text:span text:style-name="T1">db</text:span>.<text:span text:style-name="T1">bicicletas</text:span>.<text:span text:style-name="T3">find</text:span>( { <text:span text:style-name="T1">$and:</text:span> [ { <text:span text:style-name="T1">date:</text:span><text:span text:style-name="T4">new</text:span> <text:span text:style-name="T9">Date</text:span>( { <text:span text:style-name="T1">$gte:</text:span> <text:span text:style-name="T7">"2020-01-01"</text:span> } )}, { <text:span text:style-name="T1">precioentrada:</text:span> <text:span text:style-name="T8">8000</text:span> } ] } )</text:p>
      <text:p text:style-name="P6"><text:span text:style-name="T1">db</text:span>.<text:span text:style-name="T1">bicicletas</text:span>.<text:span text:style-name="T3">find</text:span>( { <text:span text:style-name="T1">$and:</text:span> [ { <text:span text:style-name="T1">date:</text:span><text:span text:style-name="T4">new</text:span> <text:span text:style-name="T9">Date</text:span>( { <text:span text:style-name="T1">$gte:</text:span> <text:span text:style-name="T7">"2020-01-01"</text:span> } )}, { <text:span text:style-name="T1">precioentrada:</text:span> <text:span text:style-name="T8">6000</text:span> } ] } )</text:p>
      <text:p text:style-name="P6"/>
      <text:p text:style-name="P10">Esta consulta trata de hallar <text:s/>las bicicletas que cumplen <text:s/>que su precio de cada bicicleta es 8000€ y que fue fabricada en 2020 y el objetivo de la segunda consulta es el mismo pero en vez de 8000 son 6000€.</text:p>
      <text:p text:style-name="P1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1M29S</meta:editing-duration>
    <meta:editing-cycles>4</meta:editing-cycles>
    <meta:generator>OpenOffice/4.1.11$Win32 OpenOffice.org_project/4111m1$Build-9808</meta:generator>
    <dc:date>2021-11-15T00:15:26.48</dc:date>
    <meta:document-statistic meta:table-count="0" meta:image-count="0" meta:object-count="0" meta:page-count="1" meta:paragraph-count="18" meta:word-count="303" meta:character-count="1709"/>
    <meta:user-defined meta:name="Info 1"/>
    <meta:user-defined meta:name="Info 2"/>
    <meta:user-defined meta:name="Info 3"/>
    <meta:user-defined meta:name="Info 4"/>
  </office:meta>
</office:document-meta>
</file>